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Table_20_Contents">
      <style:text-properties fo:color="#464453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2" text:outline-level="1">World diagram</text:h>
      <text:p text:style-name="P1"><draw:frame draw:style-name="fr1" draw:name="Cornice37" text:anchor-type="as-char" svg:width="19.001cm" draw:z-index="0"><draw:text-box fo:min-height="21.53cm"><text:p text:style-name="Picture"><draw:frame draw:style-name="fr2" draw:name="Immagine7" text:anchor-type="as-char" svg:width="19.001cm" style:rel-width="100%" svg:height="21.53cm" style:rel-height="scale" draw:z-index="1"><draw:image xlink:href="../../Resources/Levels/World%20Diagram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world diagram it’s the same we have used for the story flowchar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World diagram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diagram</dc:title>
    <dc:date>2018-11-19T13:35:53.293000000</dc:date>
    <dc:creator>Michele Maione</dc:creator>
    <meta:editing-duration>PT5S</meta:editing-duration>
    <meta:editing-cycles>2</meta:editing-cycles>
    <meta:generator>LibreOffice/6.1.3.2$Windows_X86_64 LibreOffice_project/86daf60bf00efa86ad547e59e09d6bb77c699acb</meta:generator>
    <meta:document-statistic meta:table-count="1" meta:image-count="1" meta:object-count="0" meta:page-count="1" meta:paragraph-count="5" meta:word-count="25" meta:character-count="124" meta:non-whitespace-character-count="104"/>
    <meta:template xlink:type="simple" xlink:actuate="onRequest" xlink:title="" xlink:href="../MasterGameDesignDocument.odm" meta:date="2018-11-19T13:33:40.056000000"/>
  </office:meta>
</office:document-meta>
</file>